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URAN MONRROY ELVIS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6222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10385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URAN MONRROY ELVIS ANTO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62227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1 103 8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5034139</text:p>
          </table:table-cell>
          <table:table-cell table:style-name="Tabla2.D3" office:value-type="string">
            <text:p text:style-name="P23">9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06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